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 svg:font-family="Verdana, Geneva, Arial, Helvetica, 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hr geehrte Damen und Herren,</text:p>
      <text:p text:style-name="P1">am 10.10.2014 gewannen wir, das Team spaceclub_berlin, <text:s/>den ersten deutschen CanSat Wettbewerb, welcher die Aufgabe stellt einen Mini-Satelliten in Form einer Getränkedose zu bauen und somit ein Modell einer Weltraummission darstellt. Diese Satelliten werden auf die Höhe von einem Kilometer geschossen und sollen dort zum einen Temperatur und Luftdruck messen, aber auch teambezogene Messungen machen. </text:p>
      <text:p text:style-name="P1"/>
      <text:p text:style-name="P1">Unser Team besteht aus 6 Jugendlichen aus Berlin zwischen 15 und 18 sowie 3 Betreuern und <text:s/>beschäftigten uns hierbei besonders mit der Feinstaubkonzentration in der Luft, da dies <text:s/>in Großstädten ein wichtiges Thema der Gesundheits- und Umweltbelastung ist. Zudem machten wir Fotoaufnahmen und lokalisierten die Position unseres CanSat während des Fluges. Alle Daten empfingen wir mit einer Yagi-Antenne.</text:p>
      <text:p text:style-name="P1">Durch den Gewinn des Deutschen Wettbewerbs qualifizierten wir uns für den Europäischen CanSat-Wettbewerb im Juni in Portugal. Aus unseren gewonnenen Erfahrungen planen wir eine Modifikation unseres CanSats, welche auf bessere Kameraleistungen, dem Hinzufügen eines Lagesensors, einer neuen und stabileren Außenhülle sowie einer selbstgebauten Antenne beruht.</text:p>
      <text:p text:style-name="P1">Die erhaltenenen wollen wir für Teilnahmen an weiteren Wettbewerben, wie zum Beispiel Jugend Forscht nutzen, und mit den bereitserhaltenen Daten vergleichen. </text:p>
      <text:p text:style-name="P1">Ein weiteres Ziel unserer Arbeit ist die Verbreitung unserer Ergebnisse und Erfahrungen über die Presse. Bereits im deutschen Wettbewerb stellten wir unseren CanSat in mehreren Zeitschriften (z.B Berliner Kurier) aber auch im Radio (Radio Paradiso) und Veranstaltungen (z.B Raumfahrtwochenende im FEZ Berlin) vor. Für den Europäischen Wettbewerb erweitern wir unsere Öffentlichkeitsarbeit auf Videoplattformen, Soziale Netzwerke und Zeitschriften für Jugendliche und Kinder. Unsere Sponsoren ziehen ihren Vorteil aus besonders interessentenorientierter Öffentlichkeitsarbeit für den Wettbewerb aber auch für unsere Sponsoren und deren (wissenschaftliche) Arbeit.</text:p>
      <text:p text:style-name="P1"/>
      <text:p text:style-name="P1">Wie alle Raumfahrtmissionen kostet diese eine Menge Geld für Materialien, aber auch für die Teilnahme aller Temamitglieder bei den entscheidenden Tagen in Portugal. Die ESA kommt nur für die Kosten von 5 (von 9) Personen auf. Wir suchen also Sponsoren, die uns finanziell oder auch materiell unterstützen können.</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 svg:font-family="Verdana, Geneva, Arial, Helvetica, 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ven Kuchling</meta:initial-creator>
    <meta:creation-date>2015-01-17T13:38:02.39</meta:creation-date>
    <dc:date>2015-01-17T14:50:55.12</dc:date>
    <dc:creator>Sven Kuchling</dc:creator>
    <meta:editing-duration>PT30M35S</meta:editing-duration>
    <meta:editing-cycles>3</meta:editing-cycles>
    <meta:generator>OpenOffice/4.1.0$Win32 OpenOffice.org_project/410m18$Build-9764</meta:generator>
    <meta:document-statistic meta:table-count="0" meta:image-count="0" meta:object-count="0" meta:page-count="1" meta:paragraph-count="7" meta:word-count="314" meta:character-count="2326"/>
  </office:meta>
</office:document-meta>
</file>